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2.22cm" fo:min-width="14.2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1.048cm" fo:padding-top="0.151cm" fo:padding-bottom="0.151cm" fo:padding-left="0.276cm" fo:padding-right="0.276cm"/>
    </style:style>
    <style:style style:name="gr3" style:family="graphic" style:parent-style-name="standard">
      <style:graphic-properties svg:stroke-color="#666666" draw:fill-color="#b2b2b2" draw:textarea-horizontal-align="justify" draw:textarea-vertical-align="middle" draw:auto-grow-height="false" fo:min-height="1.35cm" fo:min-width="2.8cm"/>
      <style:paragraph-properties style:writing-mode="lr-tb"/>
    </style:style>
    <style:style style:name="gr4" style:family="graphic" style:parent-style-name="standard">
      <style:graphic-properties svg:stroke-color="#666666" draw:fill-color="#ffaa95" draw:textarea-horizontal-align="justify" draw:textarea-vertical-align="middle" draw:auto-grow-height="false" fo:min-height="1.25cm" fo:min-width="2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354cm" fo:min-width="0.104cm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46cm" fo:min-width="0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146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color="#808080" draw:fill="solid" draw:fill-color="#ffff00" draw:textarea-vertical-align="middle"/>
    </style:style>
    <style:style style:name="gr12" style:family="graphic" style:parent-style-name="objectwithoutfill">
      <style:graphic-properties svg:stroke-color="#ff0000" draw:fill="solid" draw:textarea-vertical-align="middle"/>
    </style:style>
    <style:style style:name="gr13" style:family="graphic" style:parent-style-name="objectwithoutfill">
      <style:graphic-properties svg:stroke-color="#000000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41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4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40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35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23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9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4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3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39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1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0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18cm"/>
      <style:paragraph-properties style:writing-mode="lr-tb"/>
    </style:style>
    <style:style style:name="gr30" style:family="graphic" style:parent-style-name="standard">
      <style:graphic-properties svg:stroke-color="#b7b3ca" draw:fill-color="#b7b3ca" draw:textarea-horizontal-align="justify" draw:textarea-vertical-align="middle" draw:auto-grow-height="false" fo:min-height="0.25cm" fo:min-width="8.6cm"/>
      <style:paragraph-properties style:writing-mode="lr-tb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svg:stroke-color="#158466"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734cm"/>
      <style:paragraph-properties style:writing-mode="lr-tb"/>
    </style:style>
    <style:style style:name="gr34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406cm" fo:min-width="0.156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.204cm" fo:min-width="0cm"/>
    </style:style>
    <style:style style:name="gr36" style:family="graphic" style:parent-style-name="objectwithoutfill">
      <style:graphic-properties svg:stroke-width="0.028cm" svg:stroke-color="#8d1d75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7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  <style:paragraph-properties style:writing-mode="lr-tb"/>
    </style:style>
    <style:style style:name="gr40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.406cm" fo:min-width="0.15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366cm"/>
      <style:paragraph-properties style:writing-mode="lr-tb"/>
    </style:style>
    <style:style style:name="gr42" style:family="graphic" style:parent-style-name="objectwithoutfill">
      <style:graphic-properties svg:stroke-width="0.035cm" svg:stroke-color="#7b3d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0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  <style:paragraph-properties style:writing-mode="lr-tb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483cm" fo:min-width="0.571cm"/>
    </style:style>
    <style:style style:name="gr47" style:family="graphic" style:parent-style-name="standard">
      <style:graphic-properties draw:fill-color="#b4c7dc" draw:textarea-horizontal-align="justify" draw:textarea-vertical-align="middle" draw:auto-grow-height="false" fo:min-height="1.351cm" fo:min-width="1.69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98cm"/>
      <style:paragraph-properties style:writing-mode="lr-tb"/>
    </style:style>
    <style:style style:name="gr49" style:family="graphic" style:parent-style-name="standard">
      <style:graphic-properties svg:stroke-color="#b7b3ca" draw:fill-color="#b7b3ca" draw:textarea-horizontal-align="justify" draw:textarea-vertical-align="middle" draw:auto-grow-height="false" fo:min-height="0.862cm" fo:min-width="2.952cm"/>
      <style:paragraph-properties style:writing-mode="lr-tb"/>
    </style:style>
    <style:style style:name="gr50" style:family="graphic" style:parent-style-name="standard">
      <style:graphic-properties svg:stroke-color="#b7b3ca" draw:fill-color="#b7b3ca" draw:textarea-horizontal-align="justify" draw:textarea-vertical-align="middle" draw:auto-grow-height="false" fo:min-height="0.695cm" fo:min-width="13.0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45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54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4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b2b2b2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-color="#ffaa95"/>
      <style:paragraph-properties fo:text-align="center" style:writing-mode="lr-tb"/>
      <style:text-properties fo:font-size="12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fo:font-size="5pt" style:font-size-asian="5pt" style:font-size-complex="5pt"/>
    </style:style>
    <style:style style:name="P16" style:family="paragraph">
      <loext:graphic-properties draw:fill="none" draw:fill-color="#ffffff"/>
      <style:paragraph-properties style:writing-mode="lr-tb"/>
      <style:text-properties fo:font-size="3pt" style:font-size-asian="3pt" style:font-size-complex="3pt"/>
    </style:style>
    <style:style style:name="P17" style:family="paragraph"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b7b3ca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="solid" draw:fill-color="#81d41a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3pt" style:font-size-asian="3pt" style:font-size-complex="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4.7cm" svg:height="2.47cm" svg:x="7.5cm" svg:y="8.936cm">
            <text:p text:style-name="P1">ATX PSU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6cm" draw:transform="rotate (1.56765473414131) translate (11.297cm 16.90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3cm" svg:height="1.6cm" svg:x="11.3cm" svg:y="12.206cm">
            <text:p text:style-name="P4"><text:span text:style-name="T1">1.2-12V Step Down </text:span></text:p>
            <text:p text:style-name="P4"><text:span text:style-name="T1">Convert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3cm" svg:height="1.6cm" svg:x="17.7cm" svg:y="12.206cm">
            <text:p text:style-name="P4"><text:span text:style-name="T1">1</text:span><text:span text:style-name="T1">2</text:span><text:span text:style-name="T1">-</text:span><text:span text:style-name="T1">6</text:span><text:span text:style-name="T1">0</text:span><text:span text:style-name="T1">V</text:span><text:span text:style-name="T1"> </text:span><text:span text:style-name="T1">S</text:span><text:span text:style-name="T1">t</text:span><text:span text:style-name="T1">e</text:span><text:span text:style-name="T1">p </text:span><text:span text:style-name="T1">U</text:span><text:span text:style-name="T1">p </text:span></text:p>
            <text:p text:style-name="P4"><text:span text:style-name="T1">C</text:span><text:span text:style-name="T1">o</text:span><text:span text:style-name="T1">n</text:span><text:span text:style-name="T1">v</text:span><text:span text:style-name="T1">e</text:span><text:span text:style-name="T1">rt</text:span><text:span text:style-name="T1">e</text:span><text:span text:style-name="T1">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.5cm" svg:height="1.5cm" svg:x="12.8cm" svg:y="15.306cm">
            <text:p text:style-name="P6"><text:span text:style-name="T2">VA Me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8" draw:layer="layout" svg:width="0.9cm" svg:height="0.9cm" svg:x="13.5cm" svg:y="18.0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0.558cm" svg:height="0.558cm" svg:x="13.671cm" svg:y="18.1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" draw:id="id1">
            <draw:custom-shape draw:style-name="gr5" draw:text-style-name="P8" draw:layer="layout" svg:width="0.9cm" svg:height="0.9cm" svg:x="11.2cm" svg:y="18.0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0.558cm" svg:height="0.558cm" svg:x="11.371cm" svg:y="18.1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8" draw:text-style-name="P11" draw:layer="layout" svg:x1="11.65cm" svg:y1="18.006cm" svg:x2="11.65cm" svg:y2="18.006cm" draw:start-shape="id1" draw:start-glue-point="0" draw:end-shape="id1" draw:end-glue-point="0" svg:d="M11650 18006z" svg:viewBox="0 0 1 1">
            <text:p/>
          </draw:connector>
          <draw:line draw:style-name="gr9" draw:text-style-name="P12" draw:layer="layout" svg:x1="11.6cm" svg:y1="13.806cm" svg:x2="11.6cm" svg:y2="18.506cm">
            <text:p/>
          </draw:line>
          <draw:line draw:style-name="gr10" draw:text-style-name="P12" draw:layer="layout" svg:x1="14cm" svg:y1="13.806cm" svg:x2="14cm" svg:y2="15.306cm">
            <text:p/>
          </draw:line>
          <draw:line draw:style-name="gr10" draw:text-style-name="P12" draw:layer="layout" svg:x1="14cm" svg:y1="16.806cm" svg:x2="14cm" svg:y2="18.306cm">
            <text:p/>
          </draw:line>
          <draw:line draw:style-name="gr11" draw:text-style-name="P13" draw:layer="layout" svg:x1="13.3cm" svg:y1="16.806cm" svg:x2="13.3cm" svg:y2="17.406cm">
            <text:p/>
          </draw:line>
          <draw:line draw:style-name="gr11" draw:text-style-name="P13" draw:layer="layout" svg:x1="20.7cm" svg:y1="17.406cm" svg:x2="19cm" svg:y2="17.406cm">
            <text:p/>
          </draw:line>
          <draw:custom-shape draw:style-name="gr4" draw:text-style-name="P7" draw:layer="layout" svg:width="2.5cm" svg:height="1.5cm" svg:x="16.9cm" svg:y="15.307cm">
            <text:p text:style-name="P6"><text:span text:style-name="T2">V</text:span><text:span text:style-name="T2">A</text:span><text:span text:style-name="T2"> </text:span><text:span text:style-name="T2">M</text:span><text:span text:style-name="T2">e</text:span><text:span text:style-name="T2">t</text:span><text:span text:style-name="T2">e</text:span><text:span text:style-name="T2">r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8" draw:layer="layout" svg:width="0.9cm" svg:height="0.9cm" svg:x="17.6cm" svg:y="18.0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0.558cm" svg:height="0.558cm" svg:x="17.771cm" svg:y="18.1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0" draw:text-style-name="P12" draw:layer="layout" svg:x1="18.1cm" svg:y1="13.807cm" svg:x2="18.1cm" svg:y2="15.307cm">
            <text:p/>
          </draw:line>
          <draw:line draw:style-name="gr10" draw:text-style-name="P12" draw:layer="layout" svg:x1="18.1cm" svg:y1="16.807cm" svg:x2="18.1cm" svg:y2="18.307cm">
            <text:p/>
          </draw:line>
          <draw:line draw:style-name="gr11" draw:text-style-name="P13" draw:layer="layout" svg:x1="19cm" svg:y1="16.807cm" svg:x2="19cm" svg:y2="17.407cm">
            <text:p/>
          </draw:line>
          <draw:custom-shape draw:style-name="gr2" draw:text-style-name="P3" draw:layer="layout" svg:width="1.6cm" svg:height="0.6cm" draw:transform="rotate (1.56765473414131) translate (20.398cm 16.906cm)">
            <text:p/>
            <draw:enhanced-geometry svg:viewBox="0 0 21600 21600" draw:type="rectangle" draw:enhanced-path="M 0 0 L 21600 0 21600 21600 0 21600 0 0 Z N"/>
          </draw:custom-shape>
          <draw:g xml:id="id2" draw:id="id2">
            <draw:custom-shape draw:style-name="gr5" draw:text-style-name="P8" draw:layer="layout" svg:width="0.9cm" svg:height="0.9cm" svg:x="20.301cm" svg:y="18.0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0.558cm" svg:height="0.558cm" svg:x="20.472cm" svg:y="18.1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8" draw:text-style-name="P11" draw:layer="layout" svg:x1="20.751cm" svg:y1="18.007cm" svg:x2="20.751cm" svg:y2="18.007cm" draw:start-shape="id2" draw:start-glue-point="0" draw:end-shape="id2" draw:end-glue-point="0" svg:d="M20751 18007z" svg:viewBox="0 0 1 1">
            <text:p/>
          </draw:connector>
          <draw:line draw:style-name="gr9" draw:text-style-name="P12" draw:layer="layout" svg:x1="20.701cm" svg:y1="13.807cm" svg:x2="20.701cm" svg:y2="18.507cm">
            <text:p/>
          </draw:line>
          <draw:line draw:style-name="gr11" draw:text-style-name="P13" draw:layer="layout" svg:x1="13.3cm" svg:y1="17.406cm" svg:x2="11.6cm" svg:y2="17.406cm">
            <text:p/>
          </draw:line>
          <draw:line draw:style-name="gr12" draw:text-style-name="P12" draw:layer="layout" svg:x1="16.9cm" svg:y1="15.706cm" svg:x2="15.3cm" svg:y2="15.706cm">
            <text:p/>
          </draw:line>
          <draw:line draw:style-name="gr13" draw:text-style-name="P12" draw:layer="layout" svg:x1="16.9cm" svg:y1="16.406cm" svg:x2="15.3cm" svg:y2="16.406cm">
            <text:p/>
          </draw:line>
          <draw:line draw:style-name="gr12" draw:text-style-name="P12" draw:layer="layout" svg:x1="15.7cm" svg:y1="15.706cm" svg:x2="15.7cm" svg:y2="11.406cm">
            <text:p/>
          </draw:line>
          <draw:line draw:style-name="gr13" draw:text-style-name="P12" draw:layer="layout" svg:x1="16.5cm" svg:y1="11.406cm" svg:x2="16.5cm" svg:y2="16.406cm">
            <text:p/>
          </draw:line>
          <draw:frame draw:style-name="gr14" draw:text-style-name="P14" draw:layer="layout" svg:width="1.107cm" svg:height="0.806cm" svg:x="10.193cm" svg:y="15.6cm">
            <draw:text-box>
              <text:p><text:span text:style-name="T3">8A</text:span></text:p>
            </draw:text-box>
          </draw:frame>
          <draw:frame draw:style-name="gr14" draw:text-style-name="P14" draw:layer="layout" svg:width="1.107cm" svg:height="0.806cm" svg:x="20.994cm" svg:y="15.6cm">
            <draw:text-box>
              <text:p><text:span text:style-name="T3">8A</text:span></text:p>
            </draw:text-box>
          </draw:frame>
          <draw:frame draw:style-name="gr15" draw:text-style-name="P14" draw:layer="layout" svg:width="2.098cm" svg:height="0.806cm" svg:x="18.402cm" svg:y="19cm">
            <draw:text-box>
              <text:p><text:span text:style-name="T3">1</text:span><text:span text:style-name="T3">2</text:span><text:span text:style-name="T3">-</text:span><text:span text:style-name="T3">6</text:span><text:span text:style-name="T3">0</text:span><text:span text:style-name="T3">V</text:span></text:p>
            </draw:text-box>
          </draw:frame>
          <draw:frame draw:style-name="gr16" draw:text-style-name="P14" draw:layer="layout" svg:width="2.238cm" svg:height="0.806cm" svg:x="11.802cm" svg:y="19cm">
            <draw:text-box>
              <text:p><text:span text:style-name="T3">1.2-</text:span><text:span text:style-name="T3">12V</text:span></text:p>
            </draw:text-box>
          </draw:frame>
          <draw:frame draw:style-name="gr17" draw:text-style-name="P15" draw:layer="layout" svg:width="0.913cm" svg:height="0.45cm" svg:x="17.987cm" svg:y="14.906cm">
            <draw:text-box>
              <text:p><text:span text:style-name="T4">bl</text:span><text:span text:style-name="T4">a</text:span><text:span text:style-name="T4">c</text:span><text:span text:style-name="T4">k</text:span></text:p>
            </draw:text-box>
          </draw:frame>
          <draw:frame draw:style-name="gr18" draw:text-style-name="P15" draw:layer="layout" svg:width="0.756cm" svg:height="0.45cm" svg:x="18cm" svg:y="16.706cm">
            <draw:text-box>
              <text:p><text:span text:style-name="T4">red</text:span></text:p>
            </draw:text-box>
          </draw:frame>
          <draw:frame draw:style-name="gr17" draw:text-style-name="P15" draw:layer="layout" svg:width="0.913cm" svg:height="0.45cm" svg:x="13.288cm" svg:y="14.906cm">
            <draw:text-box>
              <text:p><text:span text:style-name="T4">black</text:span></text:p>
            </draw:text-box>
          </draw:frame>
          <draw:frame draw:style-name="gr18" draw:text-style-name="P15" draw:layer="layout" svg:width="0.756cm" svg:height="0.45cm" svg:x="13.401cm" svg:y="16.706cm">
            <draw:text-box>
              <text:p><text:span text:style-name="T4">red</text:span></text:p>
            </draw:text-box>
          </draw:frame>
          <draw:frame draw:style-name="gr19" draw:text-style-name="P15" draw:layer="layout" svg:width="0.989cm" svg:height="0.45cm" svg:x="18.911cm" svg:y="16.856cm">
            <draw:text-box>
              <text:p><text:span text:style-name="T4">yellow</text:span></text:p>
            </draw:text-box>
          </draw:frame>
          <draw:frame draw:style-name="gr19" draw:text-style-name="P15" draw:layer="layout" svg:width="0.989cm" svg:height="0.45cm" svg:x="12.412cm" svg:y="16.856cm">
            <draw:text-box>
              <text:p><text:span text:style-name="T4">y</text:span><text:span text:style-name="T4">e</text:span><text:span text:style-name="T4">ll</text:span><text:span text:style-name="T4">o</text:span><text:span text:style-name="T4">w</text:span></text:p>
            </draw:text-box>
          </draw:frame>
          <draw:frame draw:style-name="gr20" draw:text-style-name="P15" draw:layer="layout" svg:width="0.904cm" svg:height="0.45cm" svg:x="11.5cm" svg:y="13.806cm">
            <draw:text-box>
              <text:p><text:span text:style-name="T4">out +</text:span></text:p>
            </draw:text-box>
          </draw:frame>
          <draw:frame draw:style-name="gr21" draw:text-style-name="P15" draw:layer="layout" svg:width="0.858cm" svg:height="0.45cm" svg:x="13.9cm" svg:y="13.806cm">
            <draw:text-box>
              <text:p><text:span text:style-name="T4">out </text:span><text:span text:style-name="T4">-</text:span></text:p>
            </draw:text-box>
          </draw:frame>
          <draw:frame draw:style-name="gr21" draw:text-style-name="P15" draw:layer="layout" svg:width="0.858cm" svg:height="0.45cm" svg:x="18cm" svg:y="13.806cm">
            <draw:text-box>
              <text:p><text:span text:style-name="T4">out -</text:span></text:p>
            </draw:text-box>
          </draw:frame>
          <draw:frame draw:style-name="gr20" draw:text-style-name="P15" draw:layer="layout" svg:width="0.904cm" svg:height="0.45cm" svg:x="20.6cm" svg:y="13.806cm">
            <draw:text-box>
              <text:p><text:span text:style-name="T4">out +</text:span></text:p>
            </draw:text-box>
          </draw:frame>
          <draw:frame draw:style-name="gr22" draw:text-style-name="P16" draw:layer="layout" svg:width="0.731cm" svg:height="0.37cm" svg:x="16.369cm" svg:y="15.436cm">
            <draw:text-box>
              <text:p><text:span text:style-name="T5">vcc+</text:span></text:p>
            </draw:text-box>
          </draw:frame>
          <draw:frame draw:style-name="gr22" draw:text-style-name="P16" draw:layer="layout" svg:width="0.731cm" svg:height="0.37cm" svg:x="15.17cm" svg:y="15.436cm">
            <draw:text-box>
              <text:p><text:span text:style-name="T5">vcc+</text:span></text:p>
            </draw:text-box>
          </draw:frame>
          <draw:frame draw:style-name="gr22" draw:text-style-name="P16" draw:layer="layout" svg:width="0.731cm" svg:height="0.37cm" svg:x="15.171cm" svg:y="16.136cm">
            <draw:text-box>
              <text:p><text:span text:style-name="T5">vcc -</text:span></text:p>
            </draw:text-box>
          </draw:frame>
          <draw:frame draw:style-name="gr22" draw:text-style-name="P16" draw:layer="layout" svg:width="0.731cm" svg:height="0.37cm" svg:x="16.372cm" svg:y="16.136cm">
            <draw:text-box>
              <text:p><text:span text:style-name="T5">vc</text:span><text:span text:style-name="T5">c -</text:span></text:p>
            </draw:text-box>
          </draw:frame>
          <draw:line draw:style-name="gr10" draw:text-style-name="P12" draw:layer="layout" svg:x1="18.101cm" svg:y1="11.407cm" svg:x2="18.1cm" svg:y2="12.206cm">
            <text:p/>
          </draw:line>
          <draw:line draw:style-name="gr9" draw:text-style-name="P12" draw:layer="layout" svg:x1="20.702cm" svg:y1="11.407cm" svg:x2="20.7cm" svg:y2="12.206cm">
            <text:p/>
          </draw:line>
          <draw:line draw:style-name="gr10" draw:text-style-name="P12" draw:layer="layout" svg:x1="14.001cm" svg:y1="11.408cm" svg:x2="14cm" svg:y2="12.207cm">
            <text:p/>
          </draw:line>
          <draw:line draw:style-name="gr9" draw:text-style-name="P12" draw:layer="layout" svg:x1="11.602cm" svg:y1="11.408cm" svg:x2="11.6cm" svg:y2="12.207cm">
            <text:p/>
          </draw:line>
          <draw:frame draw:style-name="gr23" draw:text-style-name="P15" draw:layer="layout" svg:width="0.794cm" svg:height="0.45cm" svg:x="11.5cm" svg:y="11.806cm">
            <draw:text-box>
              <text:p><text:span text:style-name="T4">in +</text:span></text:p>
            </draw:text-box>
          </draw:frame>
          <draw:frame draw:style-name="gr24" draw:text-style-name="P15" draw:layer="layout" svg:width="0.748cm" svg:height="0.45cm" svg:x="13.9cm" svg:y="11.806cm">
            <draw:text-box>
              <text:p><text:span text:style-name="T4">in -</text:span></text:p>
            </draw:text-box>
          </draw:frame>
          <draw:frame draw:style-name="gr24" draw:text-style-name="P15" draw:layer="layout" svg:width="0.748cm" svg:height="0.45cm" svg:x="18cm" svg:y="11.806cm">
            <draw:text-box>
              <text:p><text:span text:style-name="T4">i</text:span><text:span text:style-name="T4">n </text:span><text:span text:style-name="T4">-</text:span></text:p>
            </draw:text-box>
          </draw:frame>
          <draw:frame draw:style-name="gr23" draw:text-style-name="P15" draw:layer="layout" svg:width="0.794cm" svg:height="0.45cm" svg:x="20.6cm" svg:y="11.806cm">
            <draw:text-box>
              <text:p><text:span text:style-name="T4">in +</text:span></text:p>
            </draw:text-box>
          </draw:frame>
          <draw:frame draw:style-name="gr25" draw:text-style-name="P15" draw:layer="layout" svg:width="0.815cm" svg:height="0.45cm" svg:x="11.5cm" svg:y="11.306cm">
            <draw:text-box>
              <text:p><text:span text:style-name="T4">12V</text:span></text:p>
            </draw:text-box>
          </draw:frame>
          <draw:frame draw:style-name="gr26" draw:text-style-name="P15" draw:layer="layout" svg:width="0.896cm" svg:height="0.45cm" svg:x="13.901cm" svg:y="11.306cm">
            <draw:text-box>
              <text:p><text:span text:style-name="T4">GND</text:span></text:p>
            </draw:text-box>
          </draw:frame>
          <draw:frame draw:style-name="gr27" draw:text-style-name="P15" draw:layer="layout" svg:width="0.718cm" svg:height="0.45cm" svg:x="15.501cm" svg:y="11.306cm">
            <draw:text-box>
              <text:p><text:span text:style-name="T4">5V</text:span></text:p>
            </draw:text-box>
          </draw:frame>
          <draw:frame draw:style-name="gr26" draw:text-style-name="P15" draw:layer="layout" svg:width="0.896cm" svg:height="0.45cm" svg:x="16.301cm" svg:y="11.306cm">
            <draw:text-box>
              <text:p><text:span text:style-name="T4">GN</text:span><text:span text:style-name="T4">D</text:span></text:p>
            </draw:text-box>
          </draw:frame>
          <draw:frame draw:style-name="gr25" draw:text-style-name="P15" draw:layer="layout" svg:width="0.815cm" svg:height="0.45cm" svg:x="20.601cm" svg:y="11.306cm">
            <draw:text-box>
              <text:p><text:span text:style-name="T4">12V</text:span></text:p>
            </draw:text-box>
          </draw:frame>
          <draw:frame draw:style-name="gr26" draw:text-style-name="P15" draw:layer="layout" svg:width="0.896cm" svg:height="0.45cm" svg:x="18.001cm" svg:y="11.306cm">
            <draw:text-box>
              <text:p><text:span text:style-name="T4">GND</text:span></text:p>
            </draw:text-box>
          </draw:frame>
          <draw:custom-shape draw:style-name="gr2" draw:text-style-name="P3" draw:layer="layout" svg:width="1.6cm" svg:height="0.6cm" draw:transform="rotate (3.13077161222743) translate (10cm 13.306cm)">
            <text:p/>
            <draw:enhanced-geometry svg:viewBox="0 0 21600 21600" draw:type="rectangle" draw:enhanced-path="M 0 0 L 21600 0 21600 21600 0 21600 0 0 Z N"/>
          </draw:custom-shape>
          <draw:line draw:style-name="gr12" draw:text-style-name="P12" draw:layer="layout" svg:x1="8.2cm" svg:y1="13.006cm" svg:x2="8.2cm" svg:y2="11.406cm">
            <text:p/>
          </draw:line>
          <draw:line draw:style-name="gr12" draw:text-style-name="P12" draw:layer="layout" svg:x1="8.4cm" svg:y1="13.006cm" svg:x2="8.2cm" svg:y2="13.006cm">
            <text:p/>
          </draw:line>
          <draw:line draw:style-name="gr13" draw:text-style-name="P12" draw:layer="layout" svg:x1="10.3cm" svg:y1="11.406cm" svg:x2="10.3cm" svg:y2="13.006cm">
            <text:p/>
          </draw:line>
          <draw:line draw:style-name="gr13" draw:text-style-name="P12" draw:layer="layout" svg:x1="10cm" svg:y1="13.006cm" svg:x2="10.3cm" svg:y2="13.006cm">
            <text:p/>
          </draw:line>
          <draw:frame draw:style-name="gr28" draw:text-style-name="P14" draw:layer="layout" svg:width="1.408cm" svg:height="0.806cm" svg:x="8.494cm" svg:y="12.6cm">
            <draw:text-box>
              <text:p><text:span text:style-name="T3">10R</text:span></text:p>
            </draw:text-box>
          </draw:frame>
          <draw:frame draw:style-name="gr29" draw:text-style-name="P14" draw:layer="layout" svg:width="1.518cm" svg:height="0.806cm" svg:x="8.394cm" svg:y="13.3cm">
            <draw:text-box>
              <text:p><text:span text:style-name="T3">50</text:span><text:span text:style-name="T3">W</text:span></text:p>
            </draw:text-box>
          </draw:frame>
          <draw:frame draw:style-name="gr27" draw:text-style-name="P15" draw:layer="layout" svg:width="0.718cm" svg:height="0.45cm" svg:x="8.101cm" svg:y="11.306cm">
            <draw:text-box>
              <text:p><text:span text:style-name="T4">5V</text:span></text:p>
            </draw:text-box>
          </draw:frame>
          <draw:frame draw:style-name="gr26" draw:text-style-name="P15" draw:layer="layout" svg:width="0.896cm" svg:height="0.45cm" svg:x="10.201cm" svg:y="11.306cm">
            <draw:text-box>
              <text:p><text:span text:style-name="T4">G</text:span><text:span text:style-name="T4">N</text:span><text:span text:style-name="T4">D</text:span></text:p>
            </draw:text-box>
          </draw:frame>
          <draw:custom-shape draw:style-name="gr30" draw:text-style-name="P18" draw:layer="layout" svg:width="9.1cm" svg:height="0.5cm" svg:x="8cm" svg:y="10.906cm">
            <text:p text:style-name="P17"><text:span text:style-name="T6">peripheral connectors</text:span></text:p>
            <draw:enhanced-geometry svg:viewBox="0 0 21600 21600" draw:type="rectangle" draw:enhanced-path="M 0 0 L 21600 0 21600 21600 0 21600 0 0 Z N"/>
          </draw:custom-shape>
          <draw:g>
            <draw:custom-shape draw:style-name="gr31" draw:text-style-name="P9" draw:layer="layout" svg:width="0.1cm" svg:height="0.1cm" svg:x="8.621cm" svg:y="4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9" draw:layer="layout" svg:width="0.1cm" svg:height="0.1cm" svg:x="9.022cm" svg:y="4.7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2" draw:layer="layout" svg:x1="8.651cm" svg:y1="4.793cm" svg:x2="8.977cm" svg:y2="4.555cm">
              <text:p/>
            </draw:line>
          </draw:g>
          <draw:line draw:style-name="gr32" draw:text-style-name="P12" draw:layer="layout" svg:x1="8.672cm" svg:y1="4.711cm" svg:x2="8.675cm" svg:y2="8.931cm">
            <text:p/>
          </draw:line>
          <draw:line draw:style-name="gr13" draw:text-style-name="P12" draw:layer="layout" svg:x1="9.055cm" svg:y1="4.764cm" svg:x2="9.075cm" svg:y2="8.931cm">
            <text:p/>
          </draw:line>
          <draw:frame draw:style-name="gr26" draw:text-style-name="P15" draw:layer="layout" svg:width="0.896cm" svg:height="0.45cm" svg:x="8.876cm" svg:y="8.531cm">
            <draw:text-box>
              <text:p><text:span text:style-name="T4">GND</text:span></text:p>
            </draw:text-box>
          </draw:frame>
          <draw:frame draw:style-name="gr33" draw:text-style-name="P15" draw:layer="layout" svg:width="1.234cm" svg:height="0.45cm" svg:x="7.576cm" svg:y="8.531cm">
            <draw:text-box>
              <text:p><text:span text:style-name="T4">P</text:span><text:span text:style-name="T4">W</text:span><text:span text:style-name="T4">R </text:span><text:span text:style-name="T4">ON</text:span></text:p>
            </draw:text-box>
          </draw:frame>
          <draw:custom-shape draw:style-name="gr34" draw:text-style-name="P13" draw:layer="layout" svg:width="0.926cm" svg:height="0.926cm" draw:transform="rotate (-1.54688531604257) translate (11.545cm 7.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31" draw:text-style-name="P9" draw:layer="layout" svg:width="0.311cm" svg:height="0.206cm" draw:transform="rotate (-1.54688531604257) translate (11.29cm 7.645cm)">
                <text:p/>
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31" draw:text-style-name="P9" draw:layer="layout" svg:width="0.311cm" svg:height="0.207cm" draw:transform="rotate (1.54688531604257) translate (10.88cm 7.961cm)">
                <text:p/>
    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    </draw:custom-shape>
            </draw:g>
            <draw:custom-shape draw:style-name="gr35" draw:text-style-name="P9" draw:layer="layout" svg:width="0.026cm" svg:height="0.454cm" draw:transform="rotate (-1.54688531604257) translate (11.312cm 7.93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draw:layer="layout" svg:width="1.6cm" svg:height="0.6cm" draw:transform="rotate (-1.57550871577528) translate (11.377cm 5.519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12" draw:layer="layout" svg:x1="11.094cm" svg:y1="4.72cm" svg:x2="11.094cm" svg:y2="5.517cm">
            <text:p/>
          </draw:line>
          <draw:line draw:style-name="gr36" draw:text-style-name="P12" draw:layer="layout" svg:x1="9.794cm" svg:y1="4.721cm" svg:x2="9.807cm" svg:y2="8.93cm">
            <text:p/>
          </draw:line>
          <draw:line draw:style-name="gr36" draw:text-style-name="P12" draw:layer="layout" svg:x1="11.094cm" svg:y1="4.721cm" svg:x2="9.789cm" svg:y2="4.732cm">
            <text:p/>
          </draw:line>
          <draw:line draw:style-name="gr37" draw:text-style-name="P12" draw:layer="layout" svg:x1="11.094cm" svg:y1="7.096cm" svg:x2="11.086cm" svg:y2="7.695cm">
            <text:p/>
          </draw:line>
          <draw:line draw:style-name="gr37" draw:text-style-name="P12" draw:layer="layout" svg:x1="11.094cm" svg:y1="7.951cm" svg:x2="11.086cm" svg:y2="8.967cm">
            <text:p/>
          </draw:line>
          <draw:frame draw:style-name="gr26" draw:text-style-name="P15" draw:layer="layout" svg:width="0.896cm" svg:height="0.45cm" svg:x="10.976cm" svg:y="8.531cm">
            <draw:text-box>
              <text:p><text:span text:style-name="T4">GND</text:span></text:p>
            </draw:text-box>
          </draw:frame>
          <draw:frame draw:style-name="gr38" draw:text-style-name="P15" draw:layer="layout" svg:width="1.179cm" svg:height="0.649cm" svg:x="9.676cm" svg:y="8.331cm">
            <draw:text-box>
              <text:p><text:span text:style-name="T4">5V</text:span><text:span text:style-name="T4"><text:line-break/></text:span><text:span text:style-name="T4">stand-by</text:span></text:p>
            </draw:text-box>
          </draw:frame>
          <draw:frame draw:style-name="gr39" draw:text-style-name="P14" draw:layer="layout" svg:width="1.683cm" svg:height="0.806cm" draw:transform="rotate (1.58318816448406) translate (10.689cm 7.197cm)">
            <draw:text-box>
              <text:p><text:span text:style-name="T3">1</text:span><text:span text:style-name="T3">5</text:span><text:span text:style-name="T3">0</text:span><text:span text:style-name="T3">R</text:span></text:p>
            </draw:text-box>
          </draw:frame>
          <draw:custom-shape draw:style-name="gr40" draw:text-style-name="P19" draw:layer="layout" svg:width="0.926cm" svg:height="0.926cm" draw:transform="rotate (-1.54688531604257) translate (13.15cm 7.3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31" draw:text-style-name="P9" draw:layer="layout" svg:width="0.311cm" svg:height="0.206cm" draw:transform="rotate (-1.54688531604257) translate (12.895cm 7.638cm)">
                <text:p/>
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31" draw:text-style-name="P9" draw:layer="layout" svg:width="0.311cm" svg:height="0.207cm" draw:transform="rotate (1.54688531604257) translate (12.485cm 7.954cm)">
                <text:p/>
    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    </draw:custom-shape>
            </draw:g>
            <draw:custom-shape draw:style-name="gr35" draw:text-style-name="P9" draw:layer="layout" svg:width="0.026cm" svg:height="0.454cm" draw:transform="rotate (-1.54688531604257) translate (12.917cm 7.923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draw:layer="layout" svg:width="1.6cm" svg:height="0.6cm" draw:transform="rotate (-1.57550871577528) translate (12.982cm 5.512cm)">
            <text:p/>
            <draw:enhanced-geometry svg:viewBox="0 0 21600 21600" draw:type="rectangle" draw:enhanced-path="M 0 0 L 21600 0 21600 21600 0 21600 0 0 Z N"/>
          </draw:custom-shape>
          <draw:line draw:style-name="gr37" draw:text-style-name="P12" draw:layer="layout" svg:x1="12.699cm" svg:y1="7.089cm" svg:x2="12.691cm" svg:y2="7.688cm">
            <text:p/>
          </draw:line>
          <draw:line draw:style-name="gr37" draw:text-style-name="P12" draw:layer="layout" svg:x1="12.699cm" svg:y1="7.944cm" svg:x2="12.691cm" svg:y2="8.96cm">
            <text:p/>
          </draw:line>
          <draw:frame draw:style-name="gr26" draw:text-style-name="P15" draw:layer="layout" svg:width="0.896cm" svg:height="0.45cm" svg:x="12.581cm" svg:y="8.524cm">
            <draw:text-box>
              <text:p><text:span text:style-name="T4">GN</text:span><text:span text:style-name="T4">D</text:span></text:p>
            </draw:text-box>
          </draw:frame>
          <draw:frame draw:style-name="gr39" draw:text-style-name="P14" draw:layer="layout" svg:width="1.683cm" svg:height="0.806cm" draw:transform="rotate (1.58318816448406) translate (12.294cm 7.19cm)">
            <draw:text-box>
              <text:p><text:span text:style-name="T3">50R</text:span></text:p>
            </draw:text-box>
          </draw:frame>
          <draw:g>
            <draw:custom-shape draw:style-name="gr5" draw:text-style-name="P8" draw:layer="layout" svg:width="0.9cm" svg:height="0.9cm" svg:x="13.176cm" svg:y="1.7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0.558cm" svg:height="0.558cm" svg:x="13.347cm" svg:y="1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" draw:text-style-name="P3" draw:layer="layout" svg:width="1.6cm" svg:height="0.6cm" draw:transform="rotate (1.56765473414131) translate (13.272cm 4.63cm)">
            <text:p/>
            <draw:enhanced-geometry svg:viewBox="0 0 21600 21600" draw:type="rectangle" draw:enhanced-path="M 0 0 L 21600 0 21600 21600 0 21600 0 0 Z N"/>
          </draw:custom-shape>
          <draw:line draw:style-name="gr9" draw:text-style-name="P12" draw:layer="layout" svg:x1="13.615cm" svg:y1="2.431cm" svg:x2="13.632cm" svg:y2="8.936cm">
            <text:p/>
          </draw:line>
          <draw:g>
            <draw:custom-shape draw:style-name="gr5" draw:text-style-name="P8" draw:layer="layout" svg:width="0.9cm" svg:height="0.9cm" svg:x="14.977cm" svg:y="1.7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0.558cm" svg:height="0.558cm" svg:x="15.148cm" svg:y="1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" draw:text-style-name="P3" draw:layer="layout" svg:width="1.6cm" svg:height="0.6cm" draw:transform="rotate (1.56765473414131) translate (15.073cm 4.63cm)">
            <text:p/>
            <draw:enhanced-geometry svg:viewBox="0 0 21600 21600" draw:type="rectangle" draw:enhanced-path="M 0 0 L 21600 0 21600 21600 0 21600 0 0 Z N"/>
          </draw:custom-shape>
          <draw:line draw:style-name="gr9" draw:text-style-name="P12" draw:layer="layout" svg:x1="15.392cm" svg:y1="2.405cm" svg:x2="15.433cm" svg:y2="8.936cm">
            <text:p/>
          </draw:line>
          <draw:g>
            <draw:custom-shape draw:style-name="gr5" draw:text-style-name="P8" draw:layer="layout" svg:width="0.9cm" svg:height="0.9cm" svg:x="16.577cm" svg:y="1.7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0.558cm" svg:height="0.558cm" svg:x="16.748cm" svg:y="1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" draw:text-style-name="P3" draw:layer="layout" svg:width="1.6cm" svg:height="0.6cm" draw:transform="rotate (1.56765473414131) translate (16.673cm 4.63cm)">
            <text:p/>
            <draw:enhanced-geometry svg:viewBox="0 0 21600 21600" draw:type="rectangle" draw:enhanced-path="M 0 0 L 21600 0 21600 21600 0 21600 0 0 Z N"/>
          </draw:custom-shape>
          <draw:line draw:style-name="gr9" draw:text-style-name="P12" draw:layer="layout" svg:x1="16.992cm" svg:y1="2.405cm" svg:x2="17.033cm" svg:y2="8.936cm">
            <text:p/>
          </draw:line>
          <draw:custom-shape draw:style-name="gr5" draw:text-style-name="P8" draw:layer="layout" svg:width="0.9cm" svg:height="0.9cm" svg:x="20.678cm" svg:y="1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draw:layer="layout" svg:width="0.558cm" svg:height="0.558cm" svg:x="20.849cm" svg:y="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2" draw:layer="layout" svg:x1="21.093cm" svg:y1="2.405cm" svg:x2="21.134cm" svg:y2="8.936cm">
            <text:p/>
          </draw:line>
          <draw:line draw:style-name="gr9" draw:text-style-name="P12" draw:layer="layout" svg:x1="12.706cm" svg:y1="5.002cm" svg:x2="12.707cm" svg:y2="5.538cm">
            <text:p/>
          </draw:line>
          <draw:line draw:style-name="gr9" draw:text-style-name="P12" draw:layer="layout" svg:x1="12.69cm" svg:y1="5.003cm" svg:x2="13.632cm" svg:y2="4.989cm">
            <text:p/>
          </draw:line>
          <draw:frame draw:style-name="gr41" draw:text-style-name="P15" draw:layer="layout" svg:width="0.866cm" svg:height="0.45cm" svg:x="13.481cm" svg:y="8.524cm">
            <draw:text-box>
              <text:p><text:span text:style-name="T4">3.3V</text:span></text:p>
            </draw:text-box>
          </draw:frame>
          <draw:line draw:style-name="gr42" draw:text-style-name="P12" draw:layer="layout" svg:x1="14.409cm" svg:y1="5.016cm" svg:x2="14.433cm" svg:y2="8.937cm">
            <text:p/>
          </draw:line>
          <draw:line draw:style-name="gr42" draw:text-style-name="P12" draw:layer="layout" svg:x1="14.418cm" svg:y1="5.024cm" svg:x2="13.624cm" svg:y2="5.016cm">
            <text:p/>
          </draw:line>
          <draw:frame draw:style-name="gr43" draw:text-style-name="P15" draw:layer="layout" svg:width="1.002cm" svg:height="0.649cm" svg:x="14.281cm" svg:y="8.324cm">
            <draw:text-box>
              <text:p><text:span text:style-name="T4">3.3V</text:span></text:p>
              <text:p><text:span text:style-name="T4">Sense</text:span></text:p>
            </draw:text-box>
          </draw:frame>
          <draw:frame draw:style-name="gr44" draw:text-style-name="P14" draw:layer="layout" svg:width="1.522cm" svg:height="0.806cm" svg:x="12.902cm" svg:y="1cm">
            <draw:text-box>
              <text:p><text:span text:style-name="T3">3.3</text:span><text:span text:style-name="T3">V</text:span></text:p>
            </draw:text-box>
          </draw:frame>
          <draw:frame draw:style-name="gr45" draw:text-style-name="P14" draw:layer="layout" svg:width="1.383cm" svg:height="0.806cm" svg:x="14.702cm" svg:y="1cm">
            <draw:text-box>
              <text:p><text:span text:style-name="T3">1</text:span><text:span text:style-name="T3">2</text:span><text:span text:style-name="T3">V</text:span></text:p>
            </draw:text-box>
          </draw:frame>
          <draw:frame draw:style-name="gr45" draw:text-style-name="P14" draw:layer="layout" svg:width="1.383cm" svg:height="0.806cm" svg:x="12cm" svg:y="3.318cm">
            <draw:text-box>
              <text:p><text:span text:style-name="T3">10A</text:span></text:p>
            </draw:text-box>
          </draw:frame>
          <draw:frame draw:style-name="gr14" draw:text-style-name="P14" draw:layer="layout" svg:width="1.107cm" svg:height="0.806cm" svg:x="16.503cm" svg:y="1cm">
            <draw:text-box>
              <text:p><text:span text:style-name="T3">5V</text:span></text:p>
            </draw:text-box>
          </draw:frame>
          <draw:frame draw:style-name="gr25" draw:text-style-name="P15" draw:layer="layout" svg:width="0.815cm" svg:height="0.45cm" svg:x="15.281cm" svg:y="8.524cm">
            <draw:text-box>
              <text:p><text:span text:style-name="T4">12V</text:span></text:p>
            </draw:text-box>
          </draw:frame>
          <draw:frame draw:style-name="gr27" draw:text-style-name="P15" draw:layer="layout" svg:width="0.718cm" svg:height="0.45cm" svg:x="16.882cm" svg:y="8.524cm">
            <draw:text-box>
              <text:p><text:span text:style-name="T4">5V</text:span></text:p>
            </draw:text-box>
          </draw:frame>
          <draw:custom-shape draw:style-name="gr46" draw:text-style-name="P20" draw:layer="layout" svg:width="1.071cm" svg:height="0.733cm" svg:x="8.381cm" svg:y="4.328cm">
            <text:p/>
            <draw:enhanced-geometry svg:viewBox="0 0 21600 21600" draw:type="rectangle" draw:enhanced-path="M 0 0 L 21600 0 21600 21600 0 21600 0 0 Z N"/>
          </draw:custom-shape>
          <draw:frame draw:style-name="gr45" draw:text-style-name="P14" draw:layer="layout" svg:width="1.383cm" svg:height="0.806cm" svg:x="13.801cm" svg:y="3.318cm">
            <draw:text-box>
              <text:p><text:span text:style-name="T3">10A</text:span></text:p>
            </draw:text-box>
          </draw:frame>
          <draw:frame draw:style-name="gr45" draw:text-style-name="P14" draw:layer="layout" svg:width="1.383cm" svg:height="0.806cm" svg:x="15.502cm" svg:y="3.318cm">
            <draw:text-box>
              <text:p><text:span text:style-name="T3">10A</text:span></text:p>
            </draw:text-box>
          </draw:frame>
          <draw:custom-shape draw:style-name="gr2" draw:text-style-name="P3" draw:layer="layout" svg:width="1.6cm" svg:height="0.6cm" draw:transform="rotate (1.56765473414131) translate (18.113cm 6.93cm)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1.107cm" svg:height="0.806cm" svg:x="17.103cm" svg:y="5.818cm">
            <draw:text-box>
              <text:p><text:span text:style-name="T3">3A</text:span></text:p>
            </draw:text-box>
          </draw:frame>
          <draw:line draw:style-name="gr9" draw:text-style-name="P12" draw:layer="layout" svg:x1="18.395cm" svg:y1="3.335cm" svg:x2="18.409cm" svg:y2="7.807cm">
            <text:p/>
          </draw:line>
          <draw:custom-shape draw:style-name="gr47" draw:text-style-name="P22" draw:layer="layout" svg:width="2.196cm" svg:height="1.601cm" svg:x="17.879cm" svg:y="1.733cm">
            <text:p text:style-name="P21"><text:span text:style-name="T3">2x USB</text:span></text:p>
            <text:p text:style-name="P21"><text:span text:style-name="T3">shield</text:span></text:p>
            <draw:enhanced-geometry svg:viewBox="0 0 21600 21600" draw:type="rectangle" draw:enhanced-path="M 0 0 L 21600 0 21600 21600 0 21600 0 0 Z N"/>
          </draw:custom-shape>
          <draw:line draw:style-name="gr9" draw:text-style-name="P12" draw:layer="layout" svg:x1="17.02cm" svg:y1="7.82cm" svg:x2="18.422cm" svg:y2="7.833cm">
            <text:p/>
          </draw:line>
          <draw:line draw:style-name="gr10" draw:text-style-name="P12" draw:layer="layout" svg:x1="19.595cm" svg:y1="3.335cm" svg:x2="19.609cm" svg:y2="7.807cm">
            <text:p/>
          </draw:line>
          <draw:line draw:style-name="gr10" draw:text-style-name="P12" draw:layer="layout" svg:x1="19.599cm" svg:y1="7.82cm" svg:x2="21.147cm" svg:y2="7.807cm">
            <text:p/>
          </draw:line>
          <draw:frame draw:style-name="gr48" draw:text-style-name="P14" draw:layer="layout" svg:width="1.598cm" svg:height="0.806cm" svg:x="20.304cm" svg:y="1cm">
            <draw:text-box>
              <text:p><text:span text:style-name="T3">GND</text:span></text:p>
            </draw:text-box>
          </draw:frame>
          <draw:frame draw:style-name="gr26" draw:text-style-name="P15" draw:layer="layout" svg:width="0.896cm" svg:height="0.45cm" svg:x="20.982cm" svg:y="8.524cm">
            <draw:text-box>
              <text:p><text:span text:style-name="T4">GN</text:span><text:span text:style-name="T4">D</text:span></text:p>
            </draw:text-box>
          </draw:frame>
          <draw:custom-shape draw:style-name="gr49" draw:text-style-name="P18" draw:layer="layout" svg:width="3.452cm" svg:height="1.112cm" svg:x="17.708cm" svg:y="10.294cm">
            <text:p text:style-name="P17"><text:span text:style-name="T6">CPU connector</text:span></text:p>
            <text:p text:style-name="P17"><text:span text:style-name="T7">(striped yellow/black)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8" draw:layer="layout" svg:width="13.53cm" svg:height="0.945cm" svg:x="8cm" svg:y="8.953cm">
            <text:p text:style-name="P17"><text:span text:style-name="T6">m</text:span><text:span text:style-name="T6">ol</text:span><text:span text:style-name="T6">e</text:span><text:span text:style-name="T6">x </text:span><text:span text:style-name="T6">2</text:span><text:span text:style-name="T6">4 </text:span><text:span text:style-name="T6">pi</text:span><text:span text:style-name="T6">n </text:span><text:span text:style-name="T6">m</text:span><text:span text:style-name="T6">ot</text:span><text:span text:style-name="T6">h</text:span><text:span text:style-name="T6">er</text:span><text:span text:style-name="T6">b</text:span><text:span text:style-name="T6">o</text:span><text:span text:style-name="T6">ar</text:span><text:span text:style-name="T6">d </text:span><text:span text:style-name="T6">c</text:span><text:span text:style-name="T6">o</text:span><text:span text:style-name="T6">n</text:span><text:span text:style-name="T6">n</text:span><text:span text:style-name="T6">e</text:span><text:span text:style-name="T6">ct</text:span><text:span text:style-name="T6">or</text:span></text:p>
            <draw:enhanced-geometry svg:viewBox="0 0 21600 21600" draw:type="rectangle" draw:enhanced-path="M 0 0 L 21600 0 21600 21600 0 21600 0 0 Z N"/>
          </draw:custom-shape>
          <draw:frame draw:style-name="gr51" draw:text-style-name="P15" draw:layer="layout" svg:width="0.951cm" svg:height="0.45cm" svg:x="8.176cm" svg:y="8.931cm">
            <draw:text-box>
              <text:p><text:span text:style-name="T4">green</text:span></text:p>
            </draw:text-box>
          </draw:frame>
          <draw:frame draw:style-name="gr19" draw:text-style-name="P15" draw:layer="layout" svg:width="0.989cm" svg:height="0.45cm" svg:x="9.277cm" svg:y="8.931cm">
            <draw:text-box>
              <text:p><text:span text:style-name="T4">purpl</text:span><text:span text:style-name="T4">e</text:span></text:p>
            </draw:text-box>
          </draw:frame>
          <draw:frame draw:style-name="gr52" draw:text-style-name="P15" draw:layer="layout" svg:width="1.048cm" svg:height="0.45cm" svg:x="13.078cm" svg:y="8.931cm">
            <draw:text-box>
              <text:p><text:span text:style-name="T4">orange</text:span></text:p>
            </draw:text-box>
          </draw:frame>
          <draw:frame draw:style-name="gr53" draw:text-style-name="P15" draw:layer="layout" svg:width="0.98cm" svg:height="0.45cm" svg:x="13.978cm" svg:y="8.931cm">
            <draw:text-box>
              <text:p><text:span text:style-name="T4">brow</text:span><text:span text:style-name="T4">n</text:span></text:p>
            </draw:text-box>
          </draw:frame>
          <draw:frame draw:style-name="gr19" draw:text-style-name="P15" draw:layer="layout" svg:width="0.989cm" svg:height="0.45cm" svg:x="14.978cm" svg:y="8.931cm">
            <draw:text-box>
              <text:p><text:span text:style-name="T4">yellow</text:span></text:p>
            </draw:text-box>
          </draw:frame>
          <draw:frame draw:style-name="gr18" draw:text-style-name="P15" draw:layer="layout" svg:width="0.756cm" svg:height="0.45cm" svg:x="16.579cm" svg:y="8.931cm">
            <draw:text-box>
              <text:p><text:span text:style-name="T4">red</text:span></text:p>
            </draw:text-box>
          </draw:frame>
          <draw:frame draw:style-name="gr17" draw:text-style-name="P15" draw:layer="layout" svg:width="0.913cm" svg:height="0.45cm" svg:x="20.679cm" svg:y="8.931cm">
            <draw:text-box>
              <text:p><text:span text:style-name="T4">blac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0:00:44.636802256</meta:creation-date>
    <dc:date>2021-08-05T15:02:35.333015568</dc:date>
    <meta:editing-duration>PT1H9M7S</meta:editing-duration>
    <meta:editing-cycles>15</meta:editing-cycles>
    <meta:generator>LibreOffice/6.4.7.2$Linux_X86_64 LibreOffice_project/40$Build-2</meta:generator>
    <meta:document-statistic meta:object-count="163"/>
  </office:meta>
</office:document-meta>
</file>